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rial1" svg:font-family="Arial" style:font-pitch="variable"/>
    <style:font-face style:name="Gothic" svg:font-family="Gothic"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800000" fo:font-style="italic" style:font-style-asian="italic" style:font-style-complex="italic"/>
    </style:style>
    <style:style style:name="P4" style:family="paragraph" style:parent-style-name="Standard">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4">
      <style:paragraph-properties>
        <style:tab-stops>
          <style:tab-stop style:position="15.503cm" style:type="right" style:leader-style="dotted" style:leader-text="."/>
        </style:tab-stops>
      </style:paragraph-properties>
    </style:style>
    <style:style style:name="P9" style:family="paragraph" style:parent-style-name="Heading_20_1" style:list-style-name="L1">
      <style:paragraph-properties fo:break-before="page"/>
    </style:style>
    <style:style style:name="P10" style:family="paragraph" style:parent-style-name="Heading_20_2" style:list-style-name="L1"/>
    <style:style style:name="P11" style:family="paragraph" style:parent-style-name="Heading_20_1" style:list-style-name="L1"/>
    <style:style style:name="P12" style:family="paragraph" style:parent-style-name="Code" style:master-page-name="">
      <style:paragraph-properties fo:hyphenation-ladder-count="no-limit"/>
      <style:text-properties fo:hyphenate="true" fo:hyphenation-remain-char-count="2" fo:hyphenation-push-char-count="2"/>
    </style:style>
    <style:style style:name="P13" style:family="paragraph" style:parent-style-name="Heading_20_3" style:list-style-name="L1"/>
    <style:style style:name="P14" style:family="paragraph" style:parent-style-name="Code">
      <style:text-properties fo:font-size="9pt" style:font-size-asian="9pt" style:font-size-complex="9pt"/>
    </style:style>
    <style:style style:name="P15" style:family="paragraph" style:parent-style-name="Heading_20_4" style:list-style-name="L1"/>
    <style:style style:name="P16" style:family="paragraph" style:parent-style-name="Standard" style:list-style-name="L2"/>
    <style:style style:name="P17" style:family="paragraph" style:parent-style-name="Standard"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Standard" style:list-style-name="L10"/>
    <style:style style:name="P25" style:family="paragraph" style:parent-style-name="Heading_20_4"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Code">
      <style:text-properties fo:font-size="8pt"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8pt" style:font-size-asian="8pt" style:font-size-complex="8pt"/>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Java JSON Tools</text:p>
      <text:p text:style-name="P2">version 1.2</text:p>
      <text:p text:style-name="P2"/>
      <text:p text:style-name="P2"/>
      <text:p text:style-name="P2">Bruno Ranschaert</text:p>
      <text:p text:style-name="Standard"/>
      <text:p text:style-name="Standard"/>
      <text:p text:style-name="Standard"/>
      <text:p text:style-name="Standard"/>
      <text:p text:style-name="Standard"/>
      <text:p text:style-name="Standard"/>
      <text:p text:style-name="Standard"/>
      <text:p text:style-name="P3">Your feedback is very important to me. You are welcome to send me your <text:s/>remarks or suggestion so that I can improve the library. </text:p>
      <text:p text:style-name="P3">mailto://nospam@sdi-consulting.com</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Introduction<text:tab/>3</text:p>
          <text:p text:style-name="P6">1.1.Introduction<text:tab/>3</text:p>
          <text:p text:style-name="P6">1.2.Dependencies<text:tab/>4</text:p>
          <text:p text:style-name="P6">1.3.License<text:tab/>4</text:p>
          <text:p text:style-name="P6">1.4.About S.D.I-Consulting<text:tab/>4</text:p>
          <text:p text:style-name="P6">1.5.Extensions to the JSON format<text:tab/>5</text:p>
          <text:p text:style-name="P5">2.The Core Tools<text:tab/>5</text:p>
          <text:p text:style-name="P6">2.1.Parsing - Reading JSON<text:tab/>5</text:p>
          <text:p text:style-name="P6">2.2.Rendering - Writing JSON<text:tab/>5</text:p>
          <text:p text:style-name="P6">2.3.Java Serialization<text:tab/>6</text:p>
          <text:p text:style-name="P7">2.3.1.Primitive types<text:tab/>6</text:p>
          <text:p text:style-name="P7">2.3.2.Reference types<text:tab/>7</text:p>
          <text:p text:style-name="P6">2.4.Validation<text:tab/>8</text:p>
          <text:p text:style-name="P7">2.4.1.Basic rules<text:tab/>9</text:p>
          <text:p text:style-name="P8">2.4.1.1.“type” : “true” <text:tab/>9</text:p>
          <text:p text:style-name="P8">2.4.1.2.“type”:”false” <text:tab/>10</text:p>
          <text:p text:style-name="P8">2.4.1.3.“type”:”and”<text:tab/>10</text:p>
          <text:p text:style-name="P8">2.4.1.4.“type”:”or”<text:tab/>10</text:p>
          <text:p text:style-name="P8">2.4.1.5.“type”:”not”<text:tab/>10</text:p>
          <text:p text:style-name="P7">2.4.2.Type rules<text:tab/>10</text:p>
          <text:p text:style-name="P8">2.4.2.1.“type”:”complex”, “type”:”array”, “type”:”object”, “type”:”simple”, “type”:”null”, “type”:”bool”, “type”:”string”, “type”:”number”, “type”:”int”, “type”:”decimal”<text:tab/>11</text:p>
          <text:p text:style-name="P7">2.4.3.Attribute rules<text:tab/>11</text:p>
          <text:p text:style-name="P8">2.4.3.1.“type” : “length”<text:tab/>11</text:p>
          <text:p text:style-name="P8">2.4.3.2.“type” : “range”<text:tab/>11</text:p>
          <text:p text:style-name="P8">2.4.3.3.“type”:”enum” <text:tab/>11</text:p>
          <text:p text:style-name="P8">2.4.3.4.“type”:”regexp”<text:tab/>12</text:p>
          <text:p text:style-name="P8">2.4.3.5.“type”:”content”<text:tab/>12</text:p>
          <text:p text:style-name="P8">2.4.3.6.“type”:”properties”<text:tab/>12</text:p>
          <text:p text:style-name="P7">2.4.4.Structural rules<text:tab/>13</text:p>
          <text:p text:style-name="P8">2.4.4.1.“type”:”ref” <text:tab/>13</text:p>
          <text:p text:style-name="P8">2.4.4.2.“type” : “let” <text:tab/>13</text:p>
          <text:p text:style-name="P8">1.1.1.1.“type”:”custom”<text:tab/>14</text:p>
          <text:p text:style-name="P8">1.1.1.2.“type”:”switch”<text:tab/>15</text:p>
          <text:p text:style-name="P7">2.4.5.Example: Validator for validators<text:tab/>15</text:p>
          <text:p text:style-name="P5">3. Tool Extensions<text:tab/>18</text:p>
          <text:p text:style-name="P5">4. Future extensions<text:tab/>18</text:p>
        </text:index-body>
      </text:table-of-content>
      <text:p text:style-name="Standard"/>
      <text:list text:style-name="L1">
        <text:list-item>
          <text:h text:style-name="P9" text:outline-level="1">Introduction</text:h>
          <text:list>
            <text:list-item>
              <text:h text:style-name="P10" text:outline-level="2">Introduction</text:h>
            </text:list-item>
          </text:list>
        </text:list-item>
      </text:list>
      <text:p text:style-name="Standard">JSON (JavaScript Object Notation) is a file format to represent data. It is similar to XML but has different characteristics. It is suited to represent configuration information, implement communication protocols and so on. <text:s/>XML is more suited to represent annotated documents. JSON parsing is very fast, the parser can be kept lean and mean. It is easy for humans to read and write. <text:s text:c="2"/>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 The format is specified on<text:span text:style-name="T1"> http://www.json.org/</text:span>, for the details please visit this site.</text:p>
      <text:p text:style-name="Standard"/>
      <text:p text:style-name="Standard">JSON is a very simple format. As a result, the parsing and rendering is fast and easy, you can concentrate on <text:s/>the content of the file in stead of the format. In XML it is often difficult to fully understand all features (e.g. name spaces, validation, ...). <text:s/>As a result, XML tends to become part of the problem i.s.o. the solution. In JSON everything is well defined, all aspects of the representation are clear, you can concentrate on how you are going to represent your application concepts.</text:p>
      <text:p text:style-name="Standard"/>
      <text:p text:style-name="Standard">The following example comes from the JSON example page <text:a xlink:type="simple" xlink:href="http://www.json.org/example.html"><text:span text:style-name="T2">http://www.json.org/example.html</text:span></text:a>:</text:p>
      <text:p text:style-name="Standard"/>
      <text:p text:style-name="Code">{</text:p>
      <text:p text:style-name="Code"><text:s text:c="3"/>"widget" :</text:p>
      <text:p text:style-name="Code"><text:s text:c="6"/>{</text:p>
      <text:p text:style-name="Code"><text:s text:c="9"/>"debug" : "on",</text:p>
      <text:p text:style-name="Code"><text:s text:c="9"/>"text" :</text:p>
      <text:p text:style-name="Code"><text:s text:c="12"/>{</text:p>
      <text:p text:style-name="Code"><text:s text:c="15"/>"onMouseUp" : "sun1.opacity = (sun1.opacity / 100) * 90;",</text:p>
      <text:p text:style-name="Code"><text:s text:c="15"/>"hOffset" : 250,</text:p>
      <text:p text:style-name="Code"><text:s text:c="15"/>"data" : "Click Here",</text:p>
      <text:p text:style-name="Code"><text:s text:c="15"/>"alignment" : "center",</text:p>
      <text:p text:style-name="Code"><text:s text:c="15"/>"style" : "bold",</text:p>
      <text:p text:style-name="Code"><text:s text:c="15"/>"size" : 36,</text:p>
      <text:p text:style-name="Code"><text:s text:c="15"/>"name" : "text1",</text:p>
      <text:p text:style-name="Code"><text:s text:c="15"/>"vOffset" : 100</text:p>
      <text:p text:style-name="Code"><text:s text:c="12"/>},</text:p>
      <text:p text:style-name="Code"><text:s text:c="9"/>"image" :</text:p>
      <text:p text:style-name="Code"><text:s text:c="12"/>{</text:p>
      <text:p text:style-name="Code"><text:s text:c="15"/>"hOffset" : 250,</text:p>
      <text:p text:style-name="Code"><text:s text:c="15"/>"alignment" : "center",</text:p>
      <text:p text:style-name="Code"><text:s text:c="15"/>"src" : "Images/Sun.png",</text:p>
      <text:p text:style-name="Code"><text:s text:c="15"/>"name" : "sun1",</text:p>
      <text:p text:style-name="Code"><text:s text:c="15"/>"vOffset" : 250</text:p>
      <text:p text:style-name="Code"><text:s text:c="12"/>},</text:p>
      <text:p text:style-name="Code"><text:s text:c="9"/>"window" :</text:p>
      <text:p text:style-name="Code"><text:s text:c="12"/>{</text:p>
      <text:p text:style-name="Code"><text:s text:c="15"/>"width" : 500,</text:p>
      <text:p text:style-name="Code"><text:s text:c="15"/>"height" : 500,</text:p>
      <text:p text:style-name="Code"><text:s text:c="15"/>"title" : "Sample Konfabulator Widget",</text:p>
      <text:p text:style-name="Code"><text:s text:c="15"/>"name" : "main_window"</text:p>
      <text:p text:style-name="Code"><text:s text:c="12"/>}</text:p>
      <text:p text:style-name="Code"><text:s text:c="6"/>}</text:p>
      <text:p text:style-name="Code">}</text:p>
      <text:p text:style-name="Standard"/>
      <text:p text:style-name="Standard">This project wants to provide the tools to manipulate and use the format in a Java application. </text:p>
      <text:list text:style-name="L1" text:continue-numbering="true">
        <text:list-item>
          <text:list text:continue-numbering="true">
            <text:list-item>
              <text:h text:style-name="P10" text:outline-level="2">Dependencies</text:h>
            </text:list-item>
          </text:list>
        </text:list-item>
      </text:list>
      <text:p text:style-name="Standard">The parser uses ANTLR, so the ANTLR runtime is needed for this. The project is based on the maven2 build system.</text:p>
      <text:p text:style-name="Standard"/>
      <text:p text:style-name="Standard">The JSON Tools libraries are written using the new language features from JDK 1.5. Enumerations and generices are used because these make the code nicer to read. There are no dependencies to the new libraries. If you want to use the libraries for an earlier version of the JDK, the retrotranslator tool <text:s/>might be an option (http://retrotranslator.sourceforge.net).</text:p>
      <text:list text:style-name="L1" text:continue-numbering="true">
        <text:list-item>
          <text:list text:continue-numbering="true">
            <text:list-item>
              <text:h text:style-name="P10" text:outline-level="2">License</text:h>
            </text:list-item>
          </text:list>
        </text:list-item>
      </text:list>
      <text:p text:style-name="Standard">The library is released under the LGPL. You are free to use it for commercial or non-commercial applications as long as you leave the copyright intact and add a reference to the project. Let me know what you like and what you don't like about the library so that I can improve it.</text:p>
      <text:p text:style-name="Standard"/>
      <text:p text:style-name="Code"><text:s text:c="4"/>JSONTOOLS - Java JSON Tools</text:p>
      <text:p text:style-name="Code"><text:s text:c="4"/>Copyright (C) 2006 S.D.I.-Consulting BVBA</text:p>
      <text:p text:style-name="Code"><text:s text:c="4"/>http://www.sdi-consulting.com</text:p>
      <text:p text:style-name="Code"><text:s text:c="4"/>mailto://nospam@sdi-consulting.com</text:p>
      <text:p text:style-name="Code"/>
      <text:p text:style-name="Code"><text:s text:c="4"/>This library is free software; you can redistribute it and/or</text:p>
      <text:p text:style-name="Code"><text:s text:c="4"/>modify it under the terms of the GNU Lesser General Public</text:p>
      <text:p text:style-name="Code"><text:s text:c="4"/>License as published by the Free Software Foundation; either</text:p>
      <text:p text:style-name="Code"><text:s text:c="4"/>version 2.1 of the License, or (at your option) any later version.</text:p>
      <text:p text:style-name="Code"/>
      <text:p text:style-name="Code"><text:s text:c="4"/>This library is distributed in the hope that it will be useful,</text:p>
      <text:p text:style-name="Code"><text:s text:c="4"/>but WITHOUT ANY WARRANTY; without even the implied warranty of</text:p>
      <text:p text:style-name="Code"><text:s text:c="4"/>MERCHANTABILITY or FITNESS FOR A PARTICULAR PURPOSE. <text:s/>See the GNU</text:p>
      <text:p text:style-name="Code"><text:s text:c="4"/>Lesser General Public License for more details.</text:p>
      <text:p text:style-name="Code"/>
      <text:p text:style-name="Code"><text:s text:c="4"/>You should have received a copy of the GNU Lesser General Public</text:p>
      <text:p text:style-name="Code"><text:s text:c="4"/>License along with this library; if not, write to the Free Software</text:p>
      <text:p text:style-name="Code"><text:s text:c="4"/>Foundation, Inc., 51 Franklin St, Fifth Floor, Boston, MA <text:s/>02110-1301 <text:s/>USA</text:p>
      <text:p text:style-name="Standard"/>
      <text:list text:style-name="L1" text:continue-numbering="true">
        <text:list-item>
          <text:list text:continue-numbering="true">
            <text:list-item>
              <text:h text:style-name="P10" text:outline-level="2">About S.D.I-Consulting</text:h>
            </text:list-item>
          </text:list>
        </text:list-item>
      </text:list>
      <text:p text:style-name="Standard">Visit my website <text:a xlink:type="simple" xlink:href="http://www.sdi-consulting.com/">http://www.sdi-consulting.com</text:a>.</text:p>
      <text:p text:style-name="Standard">Visit the project website: <text:a xlink:type="simple" xlink:href="http://jsontools.sdicons.com/">http://jsontools.sdicons.com</text:a>, the project is hosted on the Berlios service at http://jsontools.berlios.de.</text:p>
      <text:list text:style-name="L1" text:continue-numbering="true">
        <text:list-item>
          <text:list text:continue-numbering="true">
            <text:list-item>
              <text:h text:style-name="P10" text:outline-level="2">Extensions to the JSON format</text:h>
            </text:list-item>
          </text:list>
        </text:list-item>
      </text:list>
      <text:p text:style-name="Standard">Comments. I added line comments which start with '#'.It is easier for the examples to be able to put comments in the file. The comments are not retained, they are skipped and ignored.</text:p>
      <text:p text:style-name="Standard"/>
      <text:list text:style-name="L1" text:continue-numbering="true">
        <text:list-item>
          <text:h text:style-name="P11" text:outline-level="1">The Core Tools</text:h>
          <text:list>
            <text:list-item>
              <text:h text:style-name="P10" text:outline-level="2">Parsing - Reading JSON</text:h>
            </text:list-item>
          </text:list>
        </text:list-item>
      </text:list>
      <text:p text:style-name="Standard">The most important tool in the tool set is the parser, it enables you to convert a JSON file into a Java model. All JSON objects remember the position in the file (line, column), so if you are doing post processing of the data you can always refer to the position in the original file. </text:p>
      <text:p text:style-name="Standard"/>
      <text:p text:style-name="Standard">Invoking the parser is very simple:</text:p>
      <text:p text:style-name="Standard"/>
      <text:p text:style-name="Code">JSONParser lParser = new JSONParser(JSONTest.class.getResourceAsStream("/config.json"));</text:p>
      <text:p text:style-name="Code">JSONValue lValue = lParser.nextValue();</text:p>
      <text:p text:style-name="Standard"/>
      <text:p text:style-name="Standard">The JSON model is a hierarchy of types, the hierarchy looks like this:</text:p>
      <text:p text:style-name="Standard"/>
      <text:p text:style-name="Code">JSONValue</text:p>
      <text:p text:style-name="Code"><text:s text:c="3"/>JSONComplex</text:p>
      <text:p text:style-name="Code"><text:s text:c="6"/>JSONObject</text:p>
      <text:p text:style-name="Code"><text:s text:c="6"/>JSONArray</text:p>
      <text:p text:style-name="Code"><text:s text:c="3"/>JSONSimple</text:p>
      <text:p text:style-name="Code"><text:s text:c="6"/>JSONNull</text:p>
      <text:p text:style-name="Code"><text:s text:c="6"/>JSONBoolean</text:p>
      <text:p text:style-name="Code"><text:s text:c="6"/>JSONString</text:p>
      <text:p text:style-name="Code"><text:s text:c="6"/>JSONNumber</text:p>
      <text:p text:style-name="Code"><text:s text:c="9"/>JSONInteger</text:p>
      <text:p text:style-name="Code"><text:s text:c="9"/>JSonDecimal</text:p>
      <text:p text:style-name="Standard"><text:s text:c="4"/></text:p>
      <text:list text:style-name="L1" text:continue-numbering="true">
        <text:list-item>
          <text:list text:continue-numbering="true">
            <text:list-item>
              <text:h text:style-name="P10" text:outline-level="2">Rendering - Writing JSON</text:h>
            </text:list-item>
          </text:list>
        </text:list-item>
      </text:list>
      <text:p text:style-name="Standard">The classes in the JSON model can render themselves to a String. You can choose to render to a pretty form, nicely indented and easily readable by humans, or you can render to a compact form, no spaces or indentations are provided. This is suited to use on a communications channel when you are implementing a communication protocol.</text:p>
      <text:p text:style-name="Standard"/>
      <text:p text:style-name="Standard">In the introduction we already saw a pretty rendering of some widget data. The same structure can be rendered without pretty printing in order to reduce whitespace. This can be an interesting feature when space optimization is very important, e.g. communication protocols.</text:p>
      <text:p text:style-name="Standard"/>
      <text:p text:style-name="P12">{"widget":{"debug":"on","text":{"onMouseUp":"sun1.opacity = (sun1.opacity / 100) * 90;","hOffset":250,"data":"Click Here","alignment":"center","style":"bold","size":36,"name":"text1","vOffset":100},"image":{"hOffset":250,"alignment":"center","src":"Images/Sun.png","name":"sun1","vOffset":250},"window":{"width":500,"height":500,"title":"Sample Konfabulator Widget","name":"main_window"}}}</text:p>
      <text:p text:style-name="Standard"/>
      <text:list text:style-name="L1" text:continue-numbering="true">
        <text:list-item>
          <text:list text:continue-numbering="true">
            <text:list-item>
              <text:h text:style-name="P10" text:outline-level="2">Java Serialization</text:h>
            </text:list-item>
          </text:list>
        </text:list-item>
      </text:list>
      <text:p text:style-name="Standard">This tool enables you to render POJO's to a JSON file. It is similar to the XML serialization in Java or the XML Stream library, but it uses the JSON format. The result is a very fast text serialization, you can customize it if you want. <text:s/>The code is based on the SISE project, it was adjusted to make use of and benefit from the JSON format.</text:p>
      <text:p text:style-name="Standard"/>
      <text:p text:style-name="Standard">Marshalling (converting from Java to JSON) as well as unmarshalling is very straightforward:</text:p>
      <text:p text:style-name="Standard"/>
      <text:p text:style-name="Code">myTestObject = ...</text:p>
      <text:p text:style-name="Code">Marshall marshall = new MarshallImpl();</text:p>
      <text:p text:style-name="Code">JSONObject result = marshall.marshall(myTestObject);</text:p>
      <text:p text:style-name="Standard"/>
      <text:p text:style-name="Standard">And the other way around:</text:p>
      <text:p text:style-name="Standard"/>
      <text:p text:style-name="Code">JSONObject <text:bookmark-start text:name="DDE_LINK4"/>myJSONObject<text:bookmark-end text:name="DDE_LINK4"/> = ...</text:p>
      <text:p text:style-name="Code">MarshallValue lResult = marshall.unmarshall(myJSONObject);</text:p>
      <text:p text:style-name="Code">... = lResult.getReference()</text:p>
      <text:p text:style-name="Standard"/>
      <text:p text:style-name="Standard">You might wonder what the MarshallValue is all about, why is unmarshalling giving an extra object back? The answer is that we went to great lengths to provide marshalling/unmarshalling for both Java reference types as Java basic types. A basic type needs to be fetched using specific methods (there is no other way). In order to provide these specific methods we need an extra class.</text:p>
      <text:p text:style-name="Standard"/>
      <text:list text:style-name="L1" text:continue-numbering="true">
        <text:list-item>
          <text:list text:continue-numbering="true">
            <text:list-item>
              <text:list text:continue-numbering="true">
                <text:list-item>
                  <text:h text:style-name="P13" text:outline-level="3">Primitive types</text:h>
                </text:list-item>
              </text:list>
            </text:list-item>
          </text:list>
        </text:list-item>
      </text:list>
      <text:p text:style-name="Text_20_body">Primitive types are represented like this.</text:p>
      <text:p text:style-name="Code">{</text:p>
      <text:p text:style-name="Code"><text:s text:c="3"/>"&gt;" : "P",</text:p>
      <text:p text:style-name="Code"><text:s text:c="3"/>"=" : "1",</text:p>
      <text:p text:style-name="Code"><text:s text:c="3"/>"t" : "int"</text:p>
      <text:p text:style-name="Code">}</text:p>
      <text:p text:style-name="Standard"/>
      <text:p text:style-name="Standard">The <text:span text:style-name="T3">“&gt;”</text:span> attribute with value <text:span text:style-name="T3">“P”</text:span> indicates a primitive type. The <text:span text:style-name="T3">“=” </text:span>attribute contains the representation of the value and the <text:span text:style-name="T3">“t”</text:span> attribute contains the original java type.</text:p>
      <text:p text:style-name="Standard"/>
      <text:list text:style-name="L1" text:continue-numbering="true">
        <text:list-item>
          <text:list text:continue-numbering="true">
            <text:list-item>
              <text:list text:continue-numbering="true">
                <text:list-item>
                  <text:h text:style-name="P13" text:outline-level="3">Reference types</text:h>
                </text:list-item>
              </text:list>
            </text:list-item>
          </text:list>
        </text:list-item>
      </text:list>
      <text:p text:style-name="Standard">An array is defined recursively like this. We can see the <text:span text:style-name="T3">“&gt;”</text:span> attribute this time with the <text:span text:style-name="T3">“A”</text:span> <text:s/>value, indicating that the object represents an array. The <text:span text:style-name="T3">“C”</text:span> attribute contains the type representation for arrays as it is defined in java. The “=” <text:s/>attribute contains a list of the values.</text:p>
      <text:p text:style-name="Standard"/>
      <text:p text:style-name="Code">{</text:p>
      <text:p text:style-name="Code"><text:s text:c="3"/>"&gt;" : "A",</text:p>
      <text:p text:style-name="Code"><text:s text:c="3"/>"c" : "I",</text:p>
      <text:p text:style-name="Code"><text:s text:c="3"/>"=" :</text:p>
      <text:p text:style-name="Code"><text:s text:c="6"/>[</text:p>
      <text:p text:style-name="Code"><text:s text:c="9"/>{</text:p>
      <text:p text:style-name="Code"><text:s text:c="12"/>"&gt;" : "P",</text:p>
      <text:p text:style-name="Code"><text:s text:c="12"/>"=" : "0",</text:p>
      <text:p text:style-name="Code"><text:s text:c="12"/>"t" : "int"</text:p>
      <text:p text:style-name="Code"><text:s text:c="9"/>},</text:p>
      <text:p text:style-name="Code"><text:s text:c="9"/>{</text:p>
      <text:p text:style-name="Code"><text:s text:c="12"/>"&gt;" : "P",</text:p>
      <text:p text:style-name="Code"><text:s text:c="12"/>"=" : "1",</text:p>
      <text:p text:style-name="Code"><text:s text:c="12"/>"t" : "int"</text:p>
      <text:p text:style-name="Code"><text:s text:c="9"/>},</text:p>
      <text:p text:style-name="Code"><text:s text:c="9"/>{</text:p>
      <text:p text:style-name="Code"><text:s text:c="12"/>"&gt;" : "P",</text:p>
      <text:p text:style-name="Code"><text:s text:c="12"/>"=" : "2",</text:p>
      <text:p text:style-name="Code"><text:s text:c="12"/>"t" : "int"</text:p>
      <text:p text:style-name="Code"><text:s text:c="9"/>},</text:p>
      <text:p text:style-name="Code"><text:s text:c="9"/>{</text:p>
      <text:p text:style-name="Code"><text:s text:c="12"/>"&gt;" : "P",</text:p>
      <text:p text:style-name="Code"><text:s text:c="12"/>"=" : "3",</text:p>
      <text:p text:style-name="Code"><text:s text:c="12"/>"t" : "int"</text:p>
      <text:p text:style-name="Code"><text:s text:c="9"/>},</text:p>
      <text:p text:style-name="Code"><text:s text:c="9"/>{</text:p>
      <text:p text:style-name="Code"><text:s text:c="12"/>"&gt;" : "P",</text:p>
      <text:p text:style-name="Code"><text:s text:c="12"/>"=" : "4",</text:p>
      <text:p text:style-name="Code"><text:s text:c="12"/>"t" : "int"</text:p>
      <text:p text:style-name="Code"><text:s text:c="9"/>},</text:p>
      <text:p text:style-name="Code"><text:s text:c="9"/>{</text:p>
      <text:p text:style-name="Code"><text:s text:c="12"/>"&gt;" : "P",</text:p>
      <text:p text:style-name="Code"><text:s text:c="12"/>"=" : "5",</text:p>
      <text:p text:style-name="Code"><text:s text:c="12"/>"t" : "int"</text:p>
      <text:p text:style-name="Code"><text:s text:c="9"/>}</text:p>
      <text:p text:style-name="Code"><text:s text:c="6"/>]</text:p>
      <text:p text:style-name="Code">}</text:p>
      <text:p text:style-name="Standard"/>
      <text:p text:style-name="Standard">An object is represented like this.</text:p>
      <text:p text:style-name="Standard"/>
      <text:p text:style-name="Code">{</text:p>
      <text:p text:style-name="Code"><text:s text:c="3"/>"&gt;" : "O",</text:p>
      <text:p text:style-name="Code"><text:s text:c="3"/>"c" : "com.sdicons.json.serializer.MyBean",</text:p>
      <text:p text:style-name="Code"><text:s text:c="3"/>"&amp;" : "id0",</text:p>
      <text:p text:style-name="Code"><text:s text:c="3"/>"=" :</text:p>
      <text:p text:style-name="Code"><text:s text:c="6"/>{</text:p>
      <text:p text:style-name="Code"><text:s text:c="9"/>"int2" :</text:p>
      <text:p text:style-name="Code"><text:s text:c="11"/><text:bookmark-start text:name="DDE_LINK5"/><text:s/>{</text:p>
      <text:p text:style-name="Code"><text:s text:c="15"/>"&gt;" : "null"</text:p>
      <text:p text:style-name="Code"><text:s text:c="12"/>}<text:bookmark-end text:name="DDE_LINK5"/>,</text:p>
      <text:p text:style-name="Code"><text:s text:c="9"/>"ptr" :</text:p>
      <text:p text:style-name="Code"><text:s text:c="12"/><text:bookmark-start text:name="DDE_LINK6"/>{</text:p>
      <text:p text:style-name="Code"><text:s text:c="15"/>"&gt;" : "R",</text:p>
      <text:p text:style-name="Code"><text:s text:c="15"/>"*" : "id0"</text:p>
      <text:p text:style-name="Code"><text:s text:c="12"/>},<text:bookmark-end text:name="DDE_LINK6"/></text:p>
      <text:p text:style-name="Code"><text:s text:c="9"/>"name" :</text:p>
      <text:p text:style-name="Code"><text:s text:c="12"/>{</text:p>
      <text:p text:style-name="Code"><text:s text:c="15"/>"&gt;" : "O",</text:p>
      <text:p text:style-name="Code"><text:s text:c="15"/>"c" : "java.lang.String",</text:p>
      <text:p text:style-name="Code"><text:s text:c="15"/>"&amp;" : "id2",</text:p>
      <text:p text:style-name="Code"><text:s text:c="15"/>"=" : "This is a test..."</text:p>
      <text:p text:style-name="Code"><text:s text:c="12"/>},</text:p>
      <text:p text:style-name="Code"><text:s text:c="9"/>"int1" :</text:p>
      <text:p text:style-name="Code"><text:s text:c="12"/>{</text:p>
      <text:p text:style-name="Code"><text:s text:c="15"/>"&gt;" : "null"</text:p>
      <text:p text:style-name="Code"><text:s text:c="12"/>},</text:p>
      <text:p text:style-name="Code"><text:s text:c="9"/>"id" :</text:p>
      <text:p text:style-name="Code"><text:s text:c="12"/>{</text:p>
      <text:p text:style-name="Code"><text:s text:c="15"/>"&gt;" : "O",</text:p>
      <text:p text:style-name="Code"><text:s text:c="15"/>"c" : "java.lang.Integer",</text:p>
      <text:p text:style-name="Code"><text:s text:c="15"/>"&amp;" : "id1",</text:p>
      <text:p text:style-name="Code"><text:s text:c="15"/>"=" : "1003"</text:p>
      <text:p text:style-name="Code"><text:s text:c="12"/>}</text:p>
      <text:p text:style-name="Code"><text:s text:c="6"/>}</text:p>
      <text:p text:style-name="Code">}</text:p>
      <text:p text:style-name="Standard">The <text:span text:style-name="T3">“&gt;”</text:span> marker contains <text:span text:style-name="T3">“O”</text:span> for object this time. The “<text:span text:style-name="T3">C”</text:span> attribute contains a fully qualified class name. The <text:span text:style-name="T3">“&amp;”</text:span> contains a unique id, it can be used to refer to the object so that we are able to represent recursive data structures. The <text:span text:style-name="T3">“=”</text:span> <text:s/>attribute contains a JSON object having a property for each Java Bean property. <text:s/>The property value is recursively a representation of a Java object.</text:p>
      <text:p text:style-name="Standard"/>
      <text:p text:style-name="Standard">Note that there is a special notation to represent java null values.</text:p>
      <text:p text:style-name="Standard"/>
      <text:p text:style-name="Code">{</text:p>
      <text:p text:style-name="Code"><text:s text:c="3"/>"&gt;" : "null"</text:p>
      <text:p text:style-name="Code">}</text:p>
      <text:p text:style-name="Standard"/>
      <text:p text:style-name="Standard">Also note that you can refer to other objects with the reference object which looks like this:</text:p>
      <text:p text:style-name="Standard"/>
      <text:p text:style-name="Code">{</text:p>
      <text:p text:style-name="Code"><text:s text:c="3"/>"&gt;" : "R",</text:p>
      <text:p text:style-name="Code"><text:s text:c="3"/>"*" : "id0"</text:p>
      <text:p text:style-name="Code">}</text:p>
      <text:list text:style-name="L1" text:continue-numbering="true">
        <text:list-item>
          <text:list text:continue-numbering="true">
            <text:list-item>
              <text:h text:style-name="P10" text:outline-level="2">Validation</text:h>
            </text:list-item>
          </text:list>
        </text:list-item>
      </text:list>
      <text:p text:style-name="Standard">This tool enables you to validate your JSON files. You can specify which content you expect, the validator can check these constraints for you. The system is straightforward to use and extend. You can add your own rules if you have specific needs. The validation definition is in JSON - as you would expect.</text:p>
      <text:p text:style-name="Standard"/>
      <text:p text:style-name="Standard">Built-in rules:</text:p>
      <text:p text:style-name="Standard"/>
      <text:p text:style-name="Code"><text:bookmark-start text:name="DDE_LINK1"/>{</text:p>
      <text:p text:style-name="Code"><text:s text:c="3"/>"name" : "Some rule name",</text:p>
      <text:p text:style-name="Code"><text:s text:c="3"/>“type” : “&lt;built-in-type&gt;” <text:s text:c="2"/></text:p>
      <text:p text:style-name="Code"><text:s text:c="3"/>--- <text:s text:c="2"/></text:p>
      <text:p text:style-name="Code">}</text:p>
      <text:p text:style-name="Standard"/>
      <text:p text:style-name="Standard"><text:bookmark-end text:name="DDE_LINK1"/>A validation document consists of a validation rule. This rule will be applied to the JSONValue that has to be validated. The validation rules can be nested, so it is possible to create complex rules out of simpler ones. The <text:span text:style-name="T3">“type”</text:span> attribute is obligatory. <text:s/>The <text:s/><text:span text:style-name="T3">“name”</text:span> is optional, it will be used during error reporting and for re-use. <text:s/>The predefined rules are listed below. The name can come in handy while debugging. The name of the failing validation will be available in the exception. If you give each rule its own name or number, you can quickly find out on which predicate the validation fails.</text:p>
      <text:p text:style-name="Standard"/>
      <text:p text:style-name="Standard">Here is an example of how you can create a validator.</text:p>
      <text:p text:style-name="Standard"/>
      <text:p text:style-name="P14">// First we create a parser to read the validator specification which is </text:p>
      <text:p text:style-name="P14">// defined using the (what did you think) JSON format.</text:p>
      <text:p text:style-name="P14">// The validator definition is located in the “my-validator.json” <text:s/>resource in the</text:p>
      <text:p text:style-name="P14">// classpath.</text:p>
      <text:p text:style-name="P14">JSONParser <text:bookmark-start text:name="DDE_LINK7"/>lParser<text:bookmark-end text:name="DDE_LINK7"/> = new JSONParser(<text:span text:style-name="T4">MyClass.class.getResourceAsStream("my-validator.json")</text:span>);</text:p>
      <text:p text:style-name="P14"/>
      <text:p text:style-name="P14">// We parse the validator spec and convert it into a Java representation.</text:p>
      <text:p text:style-name="P14">JSONObject lValidatorObject = (JSONObject) lParser.nextValue();</text:p>
      <text:p text:style-name="P14"/>
      <text:p text:style-name="P14">// Finally we can convert our validator using the Java model.</text:p>
      <text:p text:style-name="P14">Validator lValidator = new JSONValidator(lValidatorObject);</text:p>
      <text:p text:style-name="Standard"/>
      <text:p text:style-name="Standard">And now that you have the validator, you can start validating your data.</text:p>
      <text:p text:style-name="Standard"/>
      <text:p text:style-name="Code">// First we create a parser to read the data. </text:p>
      <text:p text:style-name="Code">JSONParser lParser = new JSONParser(MyClass.class.getResourceAsStream("data.json"));</text:p>
      <text:p text:style-name="Code"/>
      <text:p text:style-name="Code">// We parse the datafile and convert it into a Java representation.</text:p>
      <text:p text:style-name="Code">JSONValue lMyData = lParser.nextValue();</text:p>
      <text:p text:style-name="Code"/>
      <text:p text:style-name="Code">// Now we can use the validtor to check on our data. We can test if the data has the </text:p>
      <text:p text:style-name="Code">// correct format or not. </text:p>
      <text:p text:style-name="Code">lValidator.validate(lMyData);</text:p>
      <text:list text:style-name="L1" text:continue-numbering="true">
        <text:list-item>
          <text:list text:continue-numbering="true">
            <text:list-item>
              <text:list text:continue-numbering="true">
                <text:list-item>
                  <text:h text:style-name="P13" text:outline-level="3">Basic rules</text:h>
                </text:list-item>
              </text:list>
            </text:list-item>
          </text:list>
        </text:list-item>
      </text:list>
      <text:p text:style-name="Standard">These rules are the basic rules in boolean logic. </text:p>
      <text:list text:style-name="L1" text:continue-numbering="true">
        <text:list-item>
          <text:list text:continue-numbering="true">
            <text:list-item>
              <text:list text:continue-numbering="true">
                <text:list-item>
                  <text:list text:continue-numbering="true">
                    <text:list-item>
                      <text:h text:style-name="P15" text:outline-level="4">“type” : “true” </text:h>
                    </text:list-item>
                  </text:list>
                </text:list-item>
              </text:list>
            </text:list-item>
          </text:list>
        </text:list-item>
      </text:list>
      <text:p text:style-name="Standard"><text:span text:style-name="T1">Parameters</text:span>: -</text:p>
      <text:p text:style-name="Standard"><text:span text:style-name="T1">Description</text:span>: This rule always succeeds. </text:p>
      <text:p text:style-name="Standard"><text:span text:style-name="T1">Example</text:span>: A validator that wil succeed on all JSON data structures. </text:p>
      <text:p text:style-name="Standard"/>
      <text:p text:style-name="Code"><text:bookmark-start text:name="DDE_LINK8"/>{</text:p>
      <text:p text:style-name="Code"><text:s text:c="3"/>"name" :"This validator validates *everything*",</text:p>
      <text:p text:style-name="Code"><text:s text:c="3"/>"type" :"true"</text:p>
      <text:p text:style-name="Code">}<text:bookmark-end text:name="DDE_LINK8"/></text:p>
      <text:list text:style-name="L1" text:continue-numbering="true">
        <text:list-item>
          <text:list text:continue-numbering="true">
            <text:list-item>
              <text:list text:continue-numbering="true">
                <text:list-item>
                  <text:list text:continue-numbering="true">
                    <text:list-item>
                      <text:h text:style-name="P15" text:outline-level="4">“type”:”false” </text:h>
                    </text:list-item>
                  </text:list>
                </text:list-item>
              </text:list>
            </text:list-item>
          </text:list>
        </text:list-item>
      </text:list>
      <text:p text:style-name="Standard"><text:span text:style-name="T1">Parameters</text:span>: -</text:p>
      <text:p text:style-name="Standard"><text:span text:style-name="T1">Description</text:span>: This rule always fails.</text:p>
      <text:p text:style-name="Standard"><text:span text:style-name="T1">Example</text:span>: A validator that rejects all data structures.</text:p>
      <text:p text:style-name="Standard"/>
      <text:p text:style-name="Code">{</text:p>
      <text:p text:style-name="Code"><text:s text:c="3"/>"name" :"This validator rejects all",</text:p>
      <text:p text:style-name="Code"><text:s text:c="3"/>"type" :"false"</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and”</text:h>
                    </text:list-item>
                  </text:list>
                </text:list-item>
              </text:list>
            </text:list-item>
          </text:list>
        </text:list-item>
      </text:list>
      <text:p text:style-name="Standard"><text:span text:style-name="T1">Parameters</text:span>: </text:p>
      <text:list text:style-name="L2">
        <text:list-item>
          <text:p text:style-name="P16">“rules” : array of nested rules.</text:p>
        </text:list-item>
      </text:list>
      <text:p text:style-name="Standard"><text:span text:style-name="T1">Description</text:span>: <text:s/>All nested rules have to hold for the and rule to succeed.</text:p>
      <text:p text:style-name="Standard"><text:span text:style-name="T1">Example</text:span>: A validator that succeeds if the object under scrutiny is both a list and has content consisting of integers.</text:p>
      <text:p text:style-name="Standard"/>
      <text:p text:style-name="Code"><text:bookmark-start text:name="DDE_LINK9"/>{</text:p>
      <text:p text:style-name="Code"><text:s text:c="3"/>"name" :"List of integers",</text:p>
      <text:p text:style-name="Code"><text:s text:c="3"/>"type" :"and",</text:p>
      <text:p text:style-name="Code"><text:s text:c="3"/>"rules" : [{"type":"array"},{"type":"content","rule":{"type":"int"}}]</text:p>
      <text:p text:style-name="Code">}<text:bookmark-end text:name="DDE_LINK9"/></text:p>
      <text:list text:style-name="L1" text:continue-numbering="true">
        <text:list-item>
          <text:list text:continue-numbering="true">
            <text:list-item>
              <text:list text:continue-numbering="true">
                <text:list-item>
                  <text:list text:continue-numbering="true">
                    <text:list-item>
                      <text:h text:style-name="P15" text:outline-level="4">“type”:”or”</text:h>
                    </text:list-item>
                  </text:list>
                </text:list-item>
              </text:list>
            </text:list-item>
          </text:list>
        </text:list-item>
      </text:list>
      <text:p text:style-name="Standard"><text:span text:style-name="T1">Parameters</text:span>: </text:p>
      <text:list text:style-name="L2">
        <text:list-item text:start-value="1">
          <text:p text:style-name="P16">“rules” : array of nested rules.</text:p>
        </text:list-item>
      </text:list>
      <text:p text:style-name="Standard"><text:span text:style-name="T1">Description</text:span>: <text:s/>One of the nested rules has to succeed for this rule to succeed.</text:p>
      <text:p text:style-name="Standard">Example: A validator that validates null or integers.</text:p>
      <text:p text:style-name="Standard"/>
      <text:p text:style-name="Code">{</text:p>
      <text:p text:style-name="Code"><text:s text:c="3"/>"name" :"Null or int",</text:p>
      <text:p text:style-name="Code"><text:s text:c="3"/>"type" :"or",</text:p>
      <text:p text:style-name="Code"><text:s text:c="3"/>"rules" : [<text:bookmark-start text:name="DDE_LINK10"/>{"type":"int"}<text:bookmark-end text:name="DDE_LINK10"/>,{"type":"bool"}]</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not”</text:h>
                    </text:list-item>
                  </text:list>
                </text:list-item>
              </text:list>
            </text:list-item>
          </text:list>
        </text:list-item>
      </text:list>
      <text:p text:style-name="Standard"><text:span text:style-name="T1">Parameters</text:span>:</text:p>
      <text:list text:style-name="L3">
        <text:list-item>
          <text:p text:style-name="P17">“rule”: <text:s/>A single nested rule.</text:p>
        </text:list-item>
      </text:list>
      <text:p text:style-name="Standard"><text:span text:style-name="T1">Description</text:span>: The rule succeeds if the nested rule fails and vice versa.</text:p>
      <text:list text:style-name="L1" text:continue-numbering="true">
        <text:list-item>
          <text:list text:continue-numbering="true">
            <text:list-item>
              <text:list text:continue-numbering="true">
                <text:list-item>
                  <text:h text:style-name="P13" text:outline-level="3">Type rules</text:h>
                </text:list-item>
              </text:list>
            </text:list-item>
          </text:list>
        </text:list-item>
      </text:list>
      <text:p text:style-name="Text_20_body">These rules are predefined rules which allows you to specify type restrictions on the JSON data elements. The meaning of these predicates is obvious, they will not be discussed. See the examples for more information.</text:p>
      <text:list text:style-name="L1" text:continue-numbering="true">
        <text:list-item>
          <text:list text:continue-numbering="true">
            <text:list-item>
              <text:list text:continue-numbering="true">
                <text:list-item>
                  <text:list text:continue-numbering="true">
                    <text:list-item>
                      <text:h text:style-name="P15" text:outline-level="4">“type”:”complex”, “type”:”array”<text:span text:style-name="T1">, </text:span>“type”:”object”, “type”:”simple”, “type”:”null”<text:bookmark-start text:name="DDE_LINK3"/>,<text:bookmark-end text:name="DDE_LINK3"/> “type”:”bool”, “type”:”string”, “type”:”number”, “type”:”int”, “type”:”decimal”</text:h>
                    </text:list-item>
                  </text:list>
                </text:list-item>
                <text:list-item>
                  <text:h text:style-name="P13" text:outline-level="3">Attribute rules</text:h>
                </text:list-item>
              </text:list>
            </text:list-item>
          </text:list>
        </text:list-item>
      </text:list>
      <text:p text:style-name="Text_20_body">These rules check for attributes of certain types.</text:p>
      <text:list text:style-name="L1" text:continue-numbering="true">
        <text:list-item>
          <text:list text:continue-numbering="true">
            <text:list-item>
              <text:list text:continue-numbering="true">
                <text:list-item>
                  <text:list text:continue-numbering="true">
                    <text:list-item>
                      <text:h text:style-name="P15" text:outline-level="4"><text:bookmark-start text:name="DDE_LINK2"/>“type” : “length”</text:h>
                    </text:list-item>
                  </text:list>
                </text:list-item>
              </text:list>
            </text:list-item>
          </text:list>
        </text:list-item>
      </text:list>
      <text:p text:style-name="Text_20_body"><text:span text:style-name="T1">Parameters</text:span>:</text:p>
      <text:list text:style-name="L4">
        <text:list-item text:start-value="1">
          <text:p text:style-name="P18">“min”: (optional) The minimal length of the array.</text:p>
        </text:list-item>
        <text:list-item>
          <text:p text:style-name="P18">“max”: (optional) The maximal length of the array.<text:bookmark-end text:name="DDE_LINK2"/></text:p>
        </text:list-item>
      </text:list>
      <text:p text:style-name="Text_20_body"><text:span text:style-name="T1">Description</text:span>: Applicable to complex objects and string objects. The rule will fail if the object under investigation has another type. For array objects the number of elements is counted, for objects the number of properties and for strings, the length of its value in Java (not the JSON representation; “\n” in the file counts as a single character).</text:p>
      <text:p text:style-name="Text_20_body"><text:span text:style-name="T1">Example</text:span>: A validator that only wants arrays of length 5.</text:p>
      <text:p text:style-name="Text_20_body"/>
      <text:p text:style-name="Code">{</text:p>
      <text:p text:style-name="Code"><text:s text:c="3"/>"name" <text:s/>:"Array of length 5",</text:p>
      <text:p text:style-name="Code"><text:s text:c="3"/>"type" <text:s/>:"and",</text:p>
      <text:p text:style-name="Code"><text:s text:c="3"/>"rules" : [{"type":"array"}, {"type":"length","min":5,"max":5}]</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 : “range”</text:h>
                    </text:list-item>
                  </text:list>
                </text:list-item>
              </text:list>
            </text:list-item>
          </text:list>
        </text:list-item>
      </text:list>
      <text:p text:style-name="Text_20_body"><text:span text:style-name="T1">Parameters</text:span>:</text:p>
      <text:list text:style-name="L4">
        <text:list-item text:start-value="1">
          <text:p text:style-name="P18">“min”: (optional) The minimal value.</text:p>
        </text:list-item>
        <text:list-item>
          <text:p text:style-name="P18">“max”: (optional) The maximal value.</text:p>
        </text:list-item>
      </text:list>
      <text:p text:style-name="Text_20_body"><text:span text:style-name="T1">Description</text:span>: Applicable to JSONNumbers, i.e. JSONInteger and JSONDecimal.</text:p>
      <text:p text:style-name="Text_20_body"><text:span text:style-name="T1">Example</text:span>: Allow numbers between 50 and 100.</text:p>
      <text:p text:style-name="Text_20_body"/>
      <text:p text:style-name="Code">{</text:p>
      <text:p text:style-name="Code"><text:s text:c="3"/>"name" :"Range validator",</text:p>
      <text:p text:style-name="Code"><text:s text:c="3"/>"type" :"range",</text:p>
      <text:p text:style-name="Code"><text:s text:c="3"/>"min" : 50,</text:p>
      <text:p text:style-name="Code"><text:s text:c="3"/>"max" : 100</text:p>
      <text:p text:style-name="Code">}</text:p>
      <text:p text:style-name="Text_20_body"/>
      <text:list text:style-name="L1" text:continue-numbering="true">
        <text:list-item>
          <text:list text:continue-numbering="true">
            <text:list-item>
              <text:list text:continue-numbering="true">
                <text:list-item>
                  <text:list text:continue-numbering="true">
                    <text:list-item>
                      <text:h text:style-name="P15" text:outline-level="4">“type”:”enum” </text:h>
                    </text:list-item>
                  </text:list>
                </text:list-item>
              </text:list>
            </text:list-item>
          </text:list>
        </text:list-item>
      </text:list>
      <text:p text:style-name="Text_20_body"><text:span text:style-name="T1">Parameters</text:span>: </text:p>
      <text:list text:style-name="L5">
        <text:list-item>
          <text:p text:style-name="P19">“values” : An array of JSON values.</text:p>
        </text:list-item>
      </text:list>
      <text:p text:style-name="Text_20_body"><text:span text:style-name="T1">Description</text:span>: The value has to occur in the provided list. The list can contain simple types as well as complex nested types.</text:p>
      <text:p text:style-name="Text_20_body"><text:span text:style-name="T1">Example</text:span>: An enum validator.</text:p>
      <text:p text:style-name="Text_20_body"/>
      <text:p text:style-name="Code">{</text:p>
      <text:p text:style-name="Code"><text:s text:c="3"/>"name" :"Enum validator",</text:p>
      <text:p text:style-name="Code"><text:s text:c="3"/>"type" :"enum",</text:p>
      <text:p text:style-name="Code"><text:s text:c="3"/>"values" : [13, 17, "JSON", 123.12, [1, 2, 3], {"key":"value"}]</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regexp”</text:h>
                    </text:list-item>
                  </text:list>
                </text:list-item>
              </text:list>
            </text:list-item>
          </text:list>
        </text:list-item>
      </text:list>
      <text:p text:style-name="Text_20_body"><text:span text:style-name="T1">Parameters</text:span>:</text:p>
      <text:list text:style-name="L6">
        <text:list-item>
          <text:p text:style-name="P20">“pattern”: A regexp pattern.</text:p>
        </text:list-item>
      </text:list>
      <text:p text:style-name="Text_20_body"><text:span text:style-name="T1">Description</text:span>: For strings, requires a predefined format according to the regular expression.</text:p>
      <text:p text:style-name="Text_20_body"><text:span text:style-name="T1">Example</text:span>: A validator that validates strings containing a sequence of a's , b's and c's.</text:p>
      <text:p text:style-name="Text_20_body"/>
      <text:p text:style-name="Code">{</text:p>
      <text:p text:style-name="Code"><text:s text:c="3"/>"name" :"A-B-C validator",</text:p>
      <text:p text:style-name="Code"><text:s text:c="3"/>"type" :"regexp",</text:p>
      <text:p text:style-name="Code"><text:s text:c="3"/>"pattern" : "a*b*c*"</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content”</text:h>
                    </text:list-item>
                  </text:list>
                </text:list-item>
              </text:list>
            </text:list-item>
          </text:list>
        </text:list-item>
      </text:list>
      <text:p text:style-name="Text_20_body"><text:span text:style-name="T1">Parameters</text:span>:</text:p>
      <text:list text:style-name="L7">
        <text:list-item>
          <text:p text:style-name="P21">“rule”: The rule that specifies how the content of a complex structure – an array or the property values of an object - <text:s/>should behave. </text:p>
        </text:list-item>
      </text:list>
      <text:p text:style-name="Text_20_body"><text:span text:style-name="T1">Description</text:span>: Note that in contrast with the <text:span text:style-name="T5">“properties”</text:span> <text:s/>rule (for objects), you can specify in a single rule what all property values of an object should look like.</text:p>
      <text:p text:style-name="Text_20_body"><text:span text:style-name="T1">Example</text:span>: See “type”:”and”.</text:p>
      <text:list text:style-name="L1" text:continue-numbering="true">
        <text:list-item>
          <text:list text:continue-numbering="true">
            <text:list-item>
              <text:list text:continue-numbering="true">
                <text:list-item>
                  <text:list text:continue-numbering="true">
                    <text:list-item>
                      <text:h text:style-name="P15" text:outline-level="4">“type”:”properties”</text:h>
                    </text:list-item>
                  </text:list>
                </text:list-item>
              </text:list>
            </text:list-item>
          </text:list>
        </text:list-item>
      </text:list>
      <text:p text:style-name="Text_20_body"><text:span text:style-name="T1">Parameters</text:span>:</text:p>
      <text:list text:style-name="L8">
        <text:list-item>
          <text:p text:style-name="P22">“pairs”: A list of key/value pair descriptions. <text:s/>Each description contains three properties: <text:span text:style-name="T3">“key”</text:span> the key string; <text:span text:style-name="T3">“optional”</text:span> a boolean indicating whether this property is optional or not and <text:span text:style-name="T3">“rule”</text:span> a validation rule that should be applied to the properties value. Note that in contrast wit the “content” rule above you can specify a rule per attribute.</text:p>
        </text:list-item>
      </text:list>
      <text:p text:style-name="Text_20_body"><text:span text:style-name="T1">Description</text:span>: This predicate is only applicable (and only has meaning) on object data structures. It will fail on any other type.</text:p>
      <text:p text:style-name="Text_20_body"><text:span text:style-name="T1">Example</text:span>: </text:p>
      <text:p text:style-name="Code">{</text:p>
      <text:p text:style-name="Code"><text:s text:c="3"/>"name" :"Contact spec.",</text:p>
      <text:p text:style-name="Code"><text:s text:c="3"/>"type" :"properties",</text:p>
      <text:p text:style-name="Code"><text:s text:c="3"/>"pairs" : [{"key":"name", "optional":false, "rule":{"type":"string"}},</text:p>
      <text:p text:style-name="Code"><text:s text:c="14"/>{"key":"country", "optional":false, "rule":{"type":"string"}},</text:p>
      <text:p text:style-name="Code"><text:s text:c="14"/>{"key":"salary", "optional":true, "rule":{"type":"decimal"}}</text:p>
      <text:p text:style-name="Code"><text:s text:c="13"/>]</text:p>
      <text:p text:style-name="Code">}</text:p>
      <text:p text:style-name="Standard"/>
      <text:p text:style-name="Standard">It will validate objects looking like this:</text:p>
      <text:p text:style-name="Standard"/>
      <text:p text:style-name="Code">{"name":"Bruno Ranschaert", "country":"Belgium", "salary":100.0 }</text:p>
      <text:list text:style-name="L1" text:continue-numbering="true">
        <text:list-item>
          <text:list text:continue-numbering="true">
            <text:list-item>
              <text:list text:continue-numbering="true">
                <text:list-item>
                  <text:h text:style-name="P13" text:outline-level="3">Structural rules</text:h>
                  <text:list>
                    <text:list-item>
                      <text:h text:style-name="P15" text:outline-level="4">“type”:”ref” </text:h>
                    </text:list-item>
                  </text:list>
                </text:list-item>
              </text:list>
            </text:list-item>
          </text:list>
        </text:list-item>
      </text:list>
      <text:p text:style-name="Text_20_body"><text:span text:style-name="T1">Parameters</text:span>:</text:p>
      <text:list text:style-name="L9">
        <text:list-item>
          <text:p text:style-name="P23">“*”: <text:s/>The name of the rule to invoke.</text:p>
        </text:list-item>
      </text:list>
      <text:p text:style-name="Text_20_body"><text:span text:style-name="T1">Description</text:span>: This rule lets you specify recursive rules. Be careful not to create infinite validations which is quite possible using this rule. The containing rule will be fetched just before validation, there will be no error message during construction when the containing rule is not found. The rule will fail in this case. If there are several rules with the same name, only the last one with that name is remembered and the last one will be used.</text:p>
      <text:p text:style-name="Text_20_body"><text:span text:style-name="T1">Example</text:span>: A validator that validates nested lists of integers. A ref is needed to enable recursion in the validator.</text:p>
      <text:p text:style-name="Code">{</text:p>
      <text:p text:style-name="Code"><text:s text:c="3"/>"name" :"Nested list of integers",</text:p>
      <text:p text:style-name="Code"><text:s text:c="3"/>"type" :"and",</text:p>
      <text:p text:style-name="Code"><text:s text:c="3"/>"rules" :</text:p>
      <text:p text:style-name="Code"><text:s text:c="6"/>[ </text:p>
      <text:p text:style-name="Code"><text:s text:c="9"/>{"type":"array"},</text:p>
      <text:p text:style-name="Code"><text:s text:c="9"/>{"type":"content",</text:p>
      <text:p text:style-name="Code"><text:s text:c="10"/>"rule":</text:p>
      <text:p text:style-name="Code"><text:s text:c="13"/>{"type" : "or",</text:p>
      <text:p text:style-name="Code"><text:s text:c="14"/>"rules": </text:p>
      <text:p text:style-name="Code"><text:s text:c="16"/>[{"type":"int"}, </text:p>
      <text:p text:style-name="Code"><text:s text:c="17"/>{"type":"ref", "*" : "Nested list of integers"}]</text:p>
      <text:p text:style-name="Code"><text:s text:c="13"/>}}</text:p>
      <text:p text:style-name="Code"><text:s text:c="7"/>]</text:p>
      <text:p text:style-name="Code">}</text:p>
      <text:list text:style-name="L1" text:continue-numbering="true">
        <text:list-item>
          <text:list text:continue-numbering="true">
            <text:list-item>
              <text:list text:continue-numbering="true">
                <text:list-item>
                  <text:list text:continue-numbering="true">
                    <text:list-item>
                      <text:h text:style-name="P15" text:outline-level="4">“type” : “let” </text:h>
                    </text:list-item>
                  </text:list>
                </text:list-item>
              </text:list>
            </text:list-item>
          </text:list>
        </text:list-item>
      </text:list>
      <text:p text:style-name="Standard"><text:span text:style-name="T1">Parameters</text:span>:</text:p>
      <text:list text:style-name="L10">
        <text:list-item>
          <text:p text:style-name="P24">“rules” : A list of rules.</text:p>
        </text:list-item>
        <text:list-item>
          <text:p text:style-name="P24">“*” : The name of the rule that should be used.</text:p>
        </text:list-item>
      </text:list>
      <text:p text:style-name="Standard"><text:span text:style-name="T1">Description</text:span>: <text:s/>Lets you specify a number of named rules in advance. It is a convenience rule that lets you specify a list of global shared validation rules in advance before using these later on. It becomes possible to first define a number of recurring types and then give the starting point. It is a utility rule that lets you tackle more complex validations. Note that it <text:s/>makes no sense to define anonymous rules inside the list, it is impossible to refer to these later on.</text:p>
      <text:p text:style-name="Standard"><text:span text:style-name="T1">Example</text:span>: </text:p>
      <text:p text:style-name="Standard"/>
      <text:p text:style-name="Code">{</text:p>
      <text:p text:style-name="Code"><text:s text:c="3"/>"name" :"Let test - <text:s/>a's or b's",</text:p>
      <text:p text:style-name="Code"><text:s text:c="3"/>"type" :"let",</text:p>
      <text:p text:style-name="Code"><text:s text:c="3"/>"*" <text:s text:c="3"/>: "start",</text:p>
      <text:p text:style-name="Code"><text:s text:c="3"/>"rules" : </text:p>
      <text:p text:style-name="Code"><text:s text:c="6"/>[{"name":"start", "type":"or", "rules":[{"type":"ref", "*":"a"}, </text:p>
      <text:p text:style-name="Code"><text:s text:c="46"/>{"type":"ref", "*":"b"}]},</text:p>
      <text:p text:style-name="Code"><text:s text:c="7"/>{"name":"a", "type":"regexp", "pattern":"a*"},</text:p>
      <text:p text:style-name="Code"><text:s text:c="7"/>{"name":"b", "type":"regexp", "pattern":"b*"}</text:p>
      <text:p text:style-name="Code"><text:s text:c="6"/>]</text:p>
      <text:p text:style-name="Code">}</text:p>
      <text:list text:style-name="L11">
        <text:list-item>
          <text:list>
            <text:list-item>
              <text:list>
                <text:list-item>
                  <text:list>
                    <text:list-item>
                      <text:h text:style-name="P25" text:outline-level="4">“type”:”custom”</text:h>
                    </text:list-item>
                  </text:list>
                </text:list-item>
              </text:list>
            </text:list-item>
          </text:list>
        </text:list-item>
      </text:list>
      <text:p text:style-name="Standard"><text:span text:style-name="T1">Parameters</text:span>:</text:p>
      <text:list text:style-name="L12">
        <text:list-item>
          <text:p text:style-name="P26">“class” : The fully qualified class name of the validator.</text:p>
        </text:list-item>
      </text:list>
      <text:p text:style-name="Standard"><text:span text:style-name="T1">Description</text:span>: An instance of this validator will be created and will be given a hash map of validations. <text:s/>A custom validator should be derived from “com.sdicons.json.validator.impl.predicates.CustomValidator”. <text:s/></text:p>
      <text:p text:style-name="Standard"><text:span text:style-name="T1">Example</text:span>:</text:p>
      <text:p text:style-name="Standard"/>
      <text:p text:style-name="Code">{</text:p>
      <text:p text:style-name="Code"><text:s text:c="3"/>"name" :"Custom test",</text:p>
      <text:p text:style-name="Code"><text:s text:c="3"/>"type" :"custom",</text:p>
      <text:p text:style-name="Code"><text:s text:c="3"/>"class" : "com.sdicons.json.validator.MyValidator"</text:p>
      <text:p text:style-name="Code">}</text:p>
      <text:p text:style-name="Standard"/>
      <text:p text:style-name="Standard">The validator class looks like this:</text:p>
      <text:p text:style-name="Standard"/>
      <text:p text:style-name="Code">public class MyValidator</text:p>
      <text:p text:style-name="Code">extends CustomValidator</text:p>
      <text:p text:style-name="Code">{</text:p>
      <text:p text:style-name="Code"><text:s text:c="4"/>public MyValidator(</text:p>
      <text:p text:style-name="Code"><text:s text:c="7"/>String aName, JSONObject aRule,HashMap&lt;String, Validator&gt; aRuleset)</text:p>
      <text:p text:style-name="Code"><text:s text:c="4"/>{</text:p>
      <text:p text:style-name="Code"><text:s text:c="8"/>super(aName, aRule, aRuleset);</text:p>
      <text:p text:style-name="Code"><text:s text:c="4"/>}</text:p>
      <text:p text:style-name="Code"/>
      <text:p text:style-name="Code"><text:s text:c="4"/>public void validate(JSONValue aValue) throws ValidationException</text:p>
      <text:p text:style-name="Code"><text:s text:c="4"/>{</text:p>
      <text:p text:style-name="Code"><text:s text:c="8"/>// Do whatever you need to do on aValue ...</text:p>
      <text:p text:style-name="Code"><text:s text:c="8"/>// If validation is ok, simply return.</text:p>
      <text:p text:style-name="Code"><text:s text:c="8"/>// If validation fails, you can use:</text:p>
      <text:p text:style-name="Code"><text:s text:c="8"/>// fail(JSONValue aValue) or fail(String aReason, JSONValue aValue)</text:p>
      <text:p text:style-name="Code"><text:s text:c="8"/>// to throw the Validation exception for you.</text:p>
      <text:p text:style-name="Code"><text:s text:c="4"/>}</text:p>
      <text:p text:style-name="Code">}</text:p>
      <text:list text:style-name="L11" text:continue-numbering="true">
        <text:list-item>
          <text:list text:continue-numbering="true">
            <text:list-item>
              <text:list text:continue-numbering="true">
                <text:list-item>
                  <text:list text:continue-numbering="true">
                    <text:list-item>
                      <text:h text:style-name="P25" text:outline-level="4">“type”:”switch”</text:h>
                    </text:list-item>
                  </text:list>
                </text:list-item>
              </text:list>
            </text:list-item>
          </text:list>
        </text:list-item>
      </text:list>
      <text:p text:style-name="Standard"><text:span text:style-name="T1">Parameters</text:span>:</text:p>
      <text:list text:style-name="L13">
        <text:list-item>
          <text:p text:style-name="P27">“key”: The key name of the object that will act as the discriminator.</text:p>
        </text:list-item>
        <text:list-item>
          <text:p text:style-name="P27">“case”: A list of objects containing the parameters <text:span text:style-name="T3">“values”</text:span> and <text:span text:style-name="T3">“rule”</text:span>. The first one is a list of values the second one a validator rule.</text:p>
        </text:list-item>
      </text:list>
      <text:p text:style-name="Standard"><text:span text:style-name="T1">Description</text:span>: The switch validator is a convenience one. It is a subset of the or validator, but the problem with the or validator is that it does a bad job for error reporting when things go wrong. The reason is that all rules fail and it is not always clear why, because the reason a rule fails might be some levels deeper. The switch validator selects a validator based on the value of <text:s/>a property encountered in the value being validated. The error produced will be the one of the selected validator. <text:s/>The first applicable validator is used, the following ones are ignored.</text:p>
      <text:p text:style-name="Standard"><text:span text:style-name="T1">Example</text:span>: The top level rule in the validator for validators contains a switch that could have been described by an or, but the switch gives better error messages.</text:p>
      <text:list text:style-name="L1" text:continue-numbering="true">
        <text:list-item>
          <text:list text:continue-numbering="true">
            <text:list-item>
              <text:list text:continue-numbering="true">
                <text:list-item>
                  <text:h text:style-name="P13" text:outline-level="3">Example: Validator for validators</text:h>
                </text:list-item>
              </text:list>
            </text:list-item>
          </text:list>
        </text:list-item>
      </text:list>
      <text:p text:style-name="Standard">This example validator is able to validate validators. The example is a bit contrived because the validators really don't need validation because it is built-in in the construction. It is interesting because it can serve as a definition of how to construct a validator.</text:p>
      <text:p text:style-name="Standard"/>
      <text:p text:style-name="Code">{</text:p>
      <text:p text:style-name="Code"><text:s text:c="3"/>"name":"Validator validator",</text:p>
      <text:p text:style-name="Code"><text:s text:c="3"/>"type":"let",</text:p>
      <text:p text:style-name="Code"><text:s text:c="3"/>"*":"rule",</text:p>
      <text:p text:style-name="Code"><text:s text:c="3"/>"rules":</text:p>
      <text:p text:style-name="Code"><text:s text:c="3"/>[</text:p>
      <text:p text:style-name="Code"><text:s text:c="6"/>########## START ##########</text:p>
      <text:p text:style-name="Code"><text:s text:c="6"/>{</text:p>
      <text:p text:style-name="Code"><text:s text:c="9"/>"name":"rule",</text:p>
      <text:p text:style-name="Code"><text:s text:c="9"/>"type":"switch",</text:p>
      <text:p text:style-name="Code"><text:s text:c="9"/>"key":"type",</text:p>
      <text:p text:style-name="Code"><text:s text:c="9"/>"case":</text:p>
      <text:p text:style-name="Code"><text:s text:c="9"/>[</text:p>
      <text:p text:style-name="Code"><text:s text:c="12"/>{"values":["true", "false", "null"], "rule":{"type":"ref","*":"atom-rule"}},</text:p>
      <text:p text:style-name="Code"><text:s text:c="12"/>{"values":["int", "complex", "array", "object", "simple",</text:p>
      <text:p text:style-name="Code"><text:s text:c="23"/>"null", "bool", "string", "number", "decimal"],</text:p>
      <text:p text:style-name="Code"><text:s text:c="23"/>"rule":{"type":"ref","*":"type-rule"}},</text:p>
      <text:p text:style-name="Code"><text:s text:c="12"/>{"values":["not", "content"], "rule":{"type":"ref","*":"rules-rule"}},</text:p>
      <text:p text:style-name="Code"><text:s text:c="12"/>{"values":["and", "or"], "rule":{"type":"ref","*":"ruleset-rule"}},</text:p>
      <text:p text:style-name="Code"><text:s text:c="12"/>{"values":["length", "range"], "rule":{"type":"ref","*":"minmax-rule"}},</text:p>
      <text:p text:style-name="Code"><text:s text:c="12"/>{"values":["ref"], "rule":{"type":"ref","*":"ref-rule"}},</text:p>
      <text:p text:style-name="Code"><text:s text:c="12"/>{"values":["custom"], "rule":{"type":"ref","*":"custom-rule"}},</text:p>
      <text:p text:style-name="Code"><text:s text:c="12"/>{"values":["enum"], "rule":{"type":"ref","*":"enum-rule"}},</text:p>
      <text:p text:style-name="Code"><text:s text:c="12"/>{"values":["let"], "rule":{"type":"ref","*":"let-rule"}},</text:p>
      <text:p text:style-name="Code"><text:s text:c="12"/>{"values":["regexp"], "rule":{"type":"ref","*":"regexp-rule"}},</text:p>
      <text:p text:style-name="Code"><text:s text:c="12"/>{"values":["properties"], "rule":{"type":"ref","*":"properties-rule"}},</text:p>
      <text:p text:style-name="Code"><text:s text:c="12"/>{"values":["switch"], "rule": {"type":"ref","*":"switch-rule"}}</text:p>
      <text:p text:style-name="Code"><text:s text:c="9"/>]</text:p>
      <text:p text:style-name="Code"><text:s text:c="6"/>},</text:p>
      <text:p text:style-name="Code"><text:s text:c="6"/>########## RULESET ##########</text:p>
      <text:p text:style-name="Code"><text:s text:c="6"/>{</text:p>
      <text:p text:style-name="Code"><text:s text:c="9"/>"name":"ruleset",</text:p>
      <text:p text:style-name="Code"><text:s text:c="9"/>"type":"and",</text:p>
      <text:p text:style-name="Code"><text:s text:c="9"/>"rules":[{"type":"array"},{"type":"content","rule":{"type":"ref","*":"rule"}}]</text:p>
      <text:p text:style-name="Code"><text:s text:c="6"/>},</text:p>
      <text:p text:style-name="Code"><text:s text:c="6"/>########## PAIRS ##########</text:p>
      <text:p text:style-name="Code"><text:s text:c="6"/>{</text:p>
      <text:p text:style-name="Code"><text:s text:c="9"/>"name":"pairs",</text:p>
      <text:p text:style-name="Code"><text:s text:c="9"/>"type":"and",</text:p>
      <text:p text:style-name="Code"><text:s text:c="9"/>"rules":[{"type":"array"},{"type":"content","rule":{"type":"ref","*":"pair"}}]</text:p>
      <text:p text:style-name="Code"><text:s text:c="6"/>},</text:p>
      <text:p text:style-name="Code"><text:s text:c="6"/>########## PAIR ##########</text:p>
      <text:p text:style-name="Code"><text:s text:c="6"/>{</text:p>
      <text:p text:style-name="Code"><text:s text:c="9"/>"name":"pair",</text:p>
      <text:p text:style-name="Code"><text:s text:c="9"/>"type":"properties",</text:p>
      <text:p text:style-name="Code"><text:s text:c="9"/>"pairs" :</text:p>
      <text:p text:style-name="Code"><text:s text:c="10"/>[{"key":"key", <text:s text:c="5"/>"optional":false, "rule":{"type":"string"}},</text:p>
      <text:p text:style-name="Code"><text:s text:c="11"/>{"key":"optional", "optional":false, "rule":{"type":"bool"}},</text:p>
      <text:p text:style-name="Code"><text:s text:c="11"/>{"key":"rule", <text:s text:c="4"/>"optional":false, "rule":{"type":"ref","*":"rule"}}</text:p>
      <text:p text:style-name="Code"><text:s text:c="10"/>]</text:p>
      <text:p text:style-name="Code"><text:s text:c="6"/>},</text:p>
      <text:p text:style-name="Code"><text:s text:c="6"/>########## CASES ##########</text:p>
      <text:p text:style-name="Code"><text:s text:c="6"/>{</text:p>
      <text:p text:style-name="Code"><text:s text:c="9"/>"name":"cases",</text:p>
      <text:p text:style-name="Code"><text:s text:c="9"/>"type":"and",</text:p>
      <text:p text:style-name="Code"><text:s text:c="9"/>"rules":[{"type":"array"},{"type":"content","rule":{"type":"ref","*":"case"}}]</text:p>
      <text:p text:style-name="Code"><text:s text:c="6"/>},</text:p>
      <text:p text:style-name="Code"><text:s text:c="6"/>########## CASE ##########</text:p>
      <text:p text:style-name="Code"><text:s text:c="6"/>{</text:p>
      <text:p text:style-name="Code"><text:s text:c="9"/>"name":"case",</text:p>
      <text:p text:style-name="Code"><text:s text:c="9"/>"type":"properties",</text:p>
      <text:p text:style-name="Code"><text:s text:c="9"/>"pairs" :</text:p>
      <text:p text:style-name="Code"><text:s text:c="10"/>[{"key":"values", <text:s text:c="2"/>"optional":false, "rule":{"type":"array"}},</text:p>
      <text:p text:style-name="Code"><text:s text:c="11"/>{"key":"rule", <text:s text:c="4"/>"optional":false, "rule":{"type":"ref","*":"rule"}}</text:p>
      <text:p text:style-name="Code"><text:s text:c="10"/>]</text:p>
      <text:p text:style-name="Code"><text:s text:c="6"/>},</text:p>
      <text:p text:style-name="Code"><text:s text:c="6"/>########## ATOM ##########</text:p>
      <text:p text:style-name="Code"><text:s text:c="6"/>{</text:p>
      <text:p text:style-name="Code"><text:s text:c="9"/>"name":"atom-rule",</text:p>
      <text:p text:style-name="Code"><text:s text:c="9"/>"type":"properties",</text:p>
      <text:p text:style-name="Code"><text:s text:c="9"/>"pairs" :</text:p>
      <text:p text:style-name="Code"><text:s text:c="10"/>[{"key":"name", "optional":true, "rule":{"type":"string"}},</text:p>
      <text:p text:style-name="Code"><text:s text:c="10"/><text:span text:style-name="T4"><text:s/>{"key":"type", "optional":false, "rule":</text:span></text:p>
      <text:p text:style-name="P28"><text:s text:c="26"/>{"type":"enum","values":["true", "false", "null"]}}</text:p>
      <text:p text:style-name="Code"><text:s text:c="10"/>]</text:p>
      <text:p text:style-name="Code"><text:s text:c="6"/>},</text:p>
      <text:p text:style-name="Code"><text:s text:c="6"/>########## RULESET-RULE ##########</text:p>
      <text:p text:style-name="Code"><text:s text:c="6"/>{</text:p>
      <text:p text:style-name="Code"><text:s text:c="9"/>"name":"ruleset-rule",</text:p>
      <text:p text:style-name="Code"><text:s text:c="9"/>"type":"properties",</text:p>
      <text:p text:style-name="Code"><text:s text:c="9"/>"pairs" :</text:p>
      <text:p text:style-name="Code"><text:s text:c="10"/>[{"key":"name", <text:s/>"optional":true, <text:s/>"rule":{"type":"string"}},</text:p>
      <text:p text:style-name="Code"><text:s text:c="11"/><text:span text:style-name="T4">{"key":"type", <text:s/>"optional":false, "rule":{"type":"enum","values":["and", "or"]}},</text:span></text:p>
      <text:p text:style-name="Code"><text:s text:c="11"/>{"key":"rules", "optional":false, "rule":{"type":"ref","*":"ruleset"}}</text:p>
      <text:p text:style-name="Code"><text:s text:c="10"/>]</text:p>
      <text:p text:style-name="Code"><text:s text:c="6"/>},</text:p>
      <text:p text:style-name="Code"><text:s text:c="6"/>########## RULES-RULE ##########</text:p>
      <text:p text:style-name="Code"><text:s text:c="6"/>{</text:p>
      <text:p text:style-name="Code"><text:s text:c="9"/>"name":"rules-rule",</text:p>
      <text:p text:style-name="Code"><text:s text:c="9"/>"type":"properties",</text:p>
      <text:p text:style-name="Code"><text:s text:c="9"/>"pairs" :</text:p>
      <text:p text:style-name="Code"><text:s text:c="10"/>[{"key":"name", "optional":true, <text:s/>"rule":{"type":"string"}},</text:p>
      <text:p text:style-name="Code"><text:s text:c="10"/><text:span text:style-name="T4"><text:s/>{"key":"type", "optional":false, "rule":{"type":"enum","values":["not", "content"]}},</text:span></text:p>
      <text:p text:style-name="Code"><text:s text:c="11"/>{"key":"rule", "optional":false, "rule":{"type":"ref","*":"rule"}}</text:p>
      <text:p text:style-name="Code"><text:s text:c="10"/>]</text:p>
      <text:p text:style-name="Code"><text:s text:c="6"/>},</text:p>
      <text:p text:style-name="Code"><text:s text:c="6"/>########## TYPE ##########</text:p>
      <text:p text:style-name="Code"><text:s text:c="6"/>{</text:p>
      <text:p text:style-name="Code"><text:s text:c="9"/>"name":"type-rule",</text:p>
      <text:p text:style-name="Code"><text:s text:c="9"/>"type":"properties",</text:p>
      <text:p text:style-name="Code"><text:s text:c="9"/>"pairs" :</text:p>
      <text:p text:style-name="Code"><text:s text:c="10"/>[{"key":"name", "optional":true, "rule":{"type":"string"}},</text:p>
      <text:p text:style-name="Code"><text:s text:c="11"/>{"key":"type", "optional":false, "rule":{"type":"enum",</text:p>
      <text:p text:style-name="Code"><text:s text:c="20"/>"values":["int", "complex", "array", "object", </text:p>
      <text:p text:style-name="Code"><text:s text:c="20"/>"simple", "null", "bool", "string", "number", </text:p>
      <text:p text:style-name="Code"><text:s text:c="20"/>"decimal"]}}</text:p>
      <text:p text:style-name="Code"><text:s text:c="10"/>]</text:p>
      <text:p text:style-name="Code"><text:s text:c="6"/>},</text:p>
      <text:p text:style-name="Code"><text:s text:c="6"/>########## MINMAX ##########</text:p>
      <text:p text:style-name="Code"><text:s text:c="6"/>{</text:p>
      <text:p text:style-name="Code"><text:s text:c="9"/>"name":"minmax-rule",</text:p>
      <text:p text:style-name="Code"><text:s text:c="9"/>"type":"properties",</text:p>
      <text:p text:style-name="Code"><text:s text:c="9"/>"pairs" :</text:p>
      <text:p text:style-name="Code"><text:s text:c="10"/>[{"key":"name", "optional":true, "rule":{"type":"string"}},</text:p>
      <text:p text:style-name="Code"><text:s text:c="11"/><text:span text:style-name="T4">{"key":"type", "optional":false, "rule":{"type":"enum","values":["length", "range"]}},</text:span></text:p>
      <text:p text:style-name="Code"><text:s text:c="11"/>{"key":"min", "optional":true, "rule":{"type":"number"}},</text:p>
      <text:p text:style-name="Code"><text:s text:c="11"/>{"key":"max", "optional":true, "rule":{"type":"number"}}</text:p>
      <text:p text:style-name="Code"><text:s text:c="10"/>]</text:p>
      <text:p text:style-name="Code"><text:s text:c="6"/>},</text:p>
      <text:p text:style-name="Code"><text:s text:c="6"/>########## REF ##########</text:p>
      <text:p text:style-name="Code"><text:s text:c="6"/>{</text:p>
      <text:p text:style-name="Code"><text:s text:c="9"/>"name":"ref-rule",</text:p>
      <text:p text:style-name="Code"><text:s text:c="9"/>"type":"properties",</text:p>
      <text:p text:style-name="Code"><text:s text:c="9"/>"pairs" :</text:p>
      <text:p text:style-name="Code"><text:s text:c="10"/>[{"key":"name", "optional":true, "rule":{"type":"string"}},</text:p>
      <text:p text:style-name="Code"><text:s text:c="11"/>{"key":"type", "optional":false, "rule":{"type":"enum","values":["ref"]}},</text:p>
      <text:p text:style-name="Code"><text:s text:c="11"/>{"key":"*", <text:s text:c="3"/>"optional":false, "rule":{"type":"string"}}</text:p>
      <text:p text:style-name="Code"><text:s text:c="10"/>]</text:p>
      <text:p text:style-name="Code"><text:s text:c="6"/>},</text:p>
      <text:p text:style-name="Code"><text:s text:c="6"/>########## CUSTOM ##########</text:p>
      <text:p text:style-name="Code"><text:s text:c="6"/>{</text:p>
      <text:p text:style-name="Code"><text:s text:c="9"/>"name":"custom-rule",</text:p>
      <text:p text:style-name="Code"><text:s text:c="9"/>"type":"properties",</text:p>
      <text:p text:style-name="Code"><text:s text:c="9"/>"pairs" :</text:p>
      <text:p text:style-name="Code"><text:s text:c="10"/>[{"key":"name", "optional":true, "rule":{"type":"string"}},</text:p>
      <text:p text:style-name="Code"><text:s text:c="11"/>{"key":"type", "optional":false, "rule":{"type":"enum","values":["custom"]}},</text:p>
      <text:p text:style-name="Code"><text:s text:c="11"/>{"key":"class", "optional":true, "rule":{"type":"string"}}</text:p>
      <text:p text:style-name="Code"><text:s text:c="10"/>]</text:p>
      <text:p text:style-name="Code"><text:s text:c="6"/>},</text:p>
      <text:p text:style-name="Code"><text:s text:c="6"/>########## ENUM ##########</text:p>
      <text:p text:style-name="Code"><text:s text:c="6"/>{</text:p>
      <text:p text:style-name="Code"><text:s text:c="9"/>"name":"enum-rule",</text:p>
      <text:p text:style-name="Code"><text:s text:c="9"/>"type":"properties",</text:p>
      <text:p text:style-name="Code"><text:s text:c="9"/>"pairs" :</text:p>
      <text:p text:style-name="Code"><text:s text:c="10"/>[{"key":"name", "optional":true, "rule":{"type":"string"}},</text:p>
      <text:p text:style-name="Code"><text:s text:c="11"/>{"key":"type", "optional":false, "rule":{"type":"enum","values":["enum"]}},</text:p>
      <text:p text:style-name="Code"><text:s text:c="11"/>{"key":"values", "optional":true, "rule":{"type":"array"}}</text:p>
      <text:p text:style-name="Code"><text:s text:c="10"/>]</text:p>
      <text:p text:style-name="Code"><text:s text:c="6"/>},</text:p>
      <text:p text:style-name="Code"><text:s text:c="6"/>########## LET ##########</text:p>
      <text:p text:style-name="Code"><text:s text:c="6"/>{</text:p>
      <text:p text:style-name="Code"><text:s text:c="9"/>"name":"let-rule",</text:p>
      <text:p text:style-name="Code"><text:s text:c="9"/>"type":"properties",</text:p>
      <text:p text:style-name="Code"><text:s text:c="9"/>"pairs" :</text:p>
      <text:p text:style-name="Code"><text:s text:c="10"/>[{"key":"name", <text:s/>"optional":true, <text:s/>"rule":{"type":"string"}},</text:p>
      <text:p text:style-name="Code"><text:s text:c="11"/>{"key":"type", <text:s/>"optional":false, "rule":{"type":"enum","values":["let"]}},</text:p>
      <text:p text:style-name="Code"><text:s text:c="11"/>{"key":"rules", "optional":false, "rule":{"type":"ref","*":"ruleset"}},</text:p>
      <text:p text:style-name="Code"><text:s text:c="11"/>{"key":"*", <text:s text:c="4"/>"optional":false, "rule":{"type":"string"}}</text:p>
      <text:p text:style-name="Code"><text:s text:c="10"/>]</text:p>
      <text:p text:style-name="Code"><text:s text:c="6"/>},</text:p>
      <text:p text:style-name="Code"><text:s text:c="6"/>########## REGEXP ##########</text:p>
      <text:p text:style-name="Code"><text:s text:c="6"/>{</text:p>
      <text:p text:style-name="Code"><text:s text:c="9"/>"name":"regexp-rule",</text:p>
      <text:p text:style-name="Code"><text:s text:c="9"/>"type":"properties",</text:p>
      <text:p text:style-name="Code"><text:s text:c="9"/>"pairs" :</text:p>
      <text:p text:style-name="Code"><text:s text:c="10"/>[{"key":"name", "optional":true, "rule":{"type":"string"}},</text:p>
      <text:p text:style-name="Code"><text:s text:c="11"/>{"key":"type", "optional":false, "rule":{"type":"enum","values":["regexp"]}},</text:p>
      <text:p text:style-name="Code"><text:s text:c="11"/>{"key":"pattern", "optional":false, "rule":{"type":"string"}}</text:p>
      <text:p text:style-name="Code"><text:s text:c="10"/>]</text:p>
      <text:p text:style-name="Code"><text:s text:c="6"/>},</text:p>
      <text:p text:style-name="Code"><text:s text:c="6"/>########## PROPERTIES ##########</text:p>
      <text:p text:style-name="Code"><text:s text:c="6"/>{</text:p>
      <text:p text:style-name="Code"><text:s text:c="9"/>"name":"properties-rule",</text:p>
      <text:p text:style-name="Code"><text:s text:c="9"/>"type":"properties",</text:p>
      <text:p text:style-name="Code"><text:s text:c="9"/>"pairs" :</text:p>
      <text:p text:style-name="Code"><text:s text:c="10"/>[{"key":"name", <text:s/>"optional":true, "rule":{"type":"string"}},</text:p>
      <text:p text:style-name="Code"><text:s text:c="11"/><text:span text:style-name="T4">{"key":"type", <text:s/>"optional":false, "rule":{"type":"enum","values":["properties"]}},</text:span></text:p>
      <text:p text:style-name="Code"><text:s text:c="11"/>{"key":"pairs", "optional":false, "rule":{"type":"ref","*":"pairs"}}</text:p>
      <text:p text:style-name="Code"><text:s text:c="10"/>]</text:p>
      <text:p text:style-name="Code"><text:s text:c="6"/>},</text:p>
      <text:p text:style-name="Code"><text:s text:c="6"/>########## SWITCH ##########</text:p>
      <text:p text:style-name="Code"><text:s text:c="6"/>{</text:p>
      <text:p text:style-name="Code"><text:s text:c="9"/>"name":"switch-rule",</text:p>
      <text:p text:style-name="Code"><text:s text:c="9"/>"type":"properties",</text:p>
      <text:p text:style-name="Code"><text:s text:c="9"/>"pairs" :</text:p>
      <text:p text:style-name="Code"><text:s text:c="10"/>[{"key":"name", <text:s/>"optional":true, "rule":{"type":"string"}},</text:p>
      <text:p text:style-name="Code"><text:s text:c="11"/>{"key":"type", <text:s/>"optional":false, "rule":{"type":"enum","values":["switch"]}},</text:p>
      <text:p text:style-name="Code"><text:s text:c="11"/>{"key":"key", <text:s text:c="2"/>"optional":false, "rule":{"type":"string"}},</text:p>
      <text:p text:style-name="Code"><text:s text:c="11"/>{"key":"case", <text:s/>"optional":false, "rule":{"type":"ref","*":"cases"}}</text:p>
      <text:p text:style-name="Code"><text:s text:c="10"/>]</text:p>
      <text:p text:style-name="Code"><text:s text:c="6"/>}</text:p>
      <text:p text:style-name="Code"><text:s text:c="3"/>]</text:p>
      <text:p text:style-name="Code">}</text:p>
      <text:p text:style-name="Standard"/>
      <text:h text:style-name="Heading_20_1" text:outline-level="1" text:is-list-header="true">3. Tool Extensions</text:h>
      <text:h text:style-name="Heading_20_2" text:outline-level="2" text:is-list-header="true">3.1. Log4J</text:h>
      <text:p text:style-name="Standard">Is in the jsontools-log4j library. It contains a Log4J layout that will format the messages in JSON format. In combination with the existing appenders this makes it possible to create JSON output which will be easy to parse using the core tools.</text:p>
      <text:list text:style-name="L1" text:continue-numbering="true">
        <text:list-header>
          <text:h text:style-name="P11" text:outline-level="1" text:is-list-header="true">4. Future extensions</text:h>
        </text:list-header>
      </text:list>
      <text:p text:style-name="Text_20_body">There are many other applications which could benefit from the JSON format. It will depend on the feedback I receive and my own needs which features will be implemented first. Here are some candidates:</text:p>
      <text:p text:style-name="Standard"/>
      <text:p text:style-name="Standard">Spring configuration file. </text:p>
      <text:p text:style-name="Standard"/>
      <text:p text:style-name="Standard">Hibernate mapping files. In a substantial application the current XML files take ages to parse and to load. This <text:s/>process could be sped up by using the JSON form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rial1" svg:font-family="Arial" style:font-pitch="variable"/>
    <style:font-face style:name="Gothic" svg:font-family="Gothic"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RW Gothic L" fo:font-weight="350"/>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text:number-lines="false" text:line-number="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Standard" style:class="text" style:master-page-name="">
      <style:paragraph-properties fo:keep-together="always" fo:background-color="#c0c0c0" fo:padding="0.049cm" fo:border-left="none" fo:border-right="none" fo:border-top="0.035cm solid #000000" fo:border-bottom="0.035cm solid #000000" style:shadow="none">
        <style:background-image/>
      </style:paragraph-properties>
      <style:text-properties style:font-name="Courier" fo:font-size="9pt"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Definition" style:family="text"/>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start" style:justify-single-word="false"/>
    </style:style>
    <style:style style:name="T1" style:family="text">
      <style:text-properties fo:font-size="9pt" style:font-size-asian="9pt" style:font-size-complex="9pt"/>
    </style:style>
    <style:style style:name="T2" style:family="text">
      <style:text-properties style:font-name="URW Gothic L"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pm1">
      <style:header>
        <text:p text:style-name="P1"><text:span text:style-name="T1">Java JSON Tools </text:span><text:tab/><text:tab/><text:span text:style-name="T1">S.D.I.-Consulting BVBA </text:span><text:span text:style-name="T2">©</text:span><text:span text:style-name="T1"> 2006</text:span></text:p>
      </style:header>
      <style:header-left>
        <text:p text:style-name="Header_20_left"/>
      </style:header-left>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Bruno Ranschaert</meta:initial-creator>
    <meta:creation-date>2006-04-24T21:52:30</meta:creation-date>
    <dc:creator>Bruno Ranschaert</dc:creator>
    <dc:date>2006-07-13T00:02:36</dc:date>
    <dc:language>en-US</dc:language>
    <meta:editing-cycles>77</meta:editing-cycles>
    <meta:editing-duration>PT20H50M36S</meta:editing-duration>
    <meta:user-defined meta:name="Info 1"/>
    <meta:user-defined meta:name="Info 2"/>
    <meta:user-defined meta:name="Info 3"/>
    <meta:user-defined meta:name="Info 4"/>
    <meta:document-statistic meta:table-count="0" meta:image-count="0" meta:object-count="0" meta:page-count="18" meta:paragraph-count="645" meta:word-count="3808" meta:character-count="29599"/>
  </office:meta>
</office:document-meta>
</file>